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37a7" officeooo:paragraph-rsid="001e37a7" style:font-size-asian="15pt" style:font-size-complex="15pt"/>
    </style:style>
    <style:style style:name="P2" style:family="paragraph" style:parent-style-name="Standard">
      <style:text-properties fo:font-size="16pt" officeooo:rsid="001e37a7" officeooo:paragraph-rsid="001e37a7" style:font-size-asian="16pt" style:font-size-complex="16pt"/>
    </style:style>
    <style:style style:name="P3" style:family="paragraph" style:parent-style-name="Standard">
      <style:text-properties fo:font-size="16pt" officeooo:rsid="001e37a7" officeooo:paragraph-rsid="00234ac2" style:font-size-asian="16pt" style:font-size-complex="16pt"/>
    </style:style>
    <style:style style:name="P4" style:family="paragraph" style:parent-style-name="Standard">
      <style:text-properties fo:font-size="16pt" officeooo:rsid="001ee9dc" officeooo:paragraph-rsid="001ee9dc" style:font-size-asian="16pt" style:font-size-complex="16pt"/>
    </style:style>
    <style:style style:name="P5" style:family="paragraph" style:parent-style-name="Standard">
      <style:text-properties fo:font-size="16pt" officeooo:rsid="0020664e" officeooo:paragraph-rsid="0020664e" style:font-size-asian="16pt" style:font-size-complex="16pt"/>
    </style:style>
    <style:style style:name="P6" style:family="paragraph" style:parent-style-name="Standard">
      <style:text-properties fo:font-size="16pt" officeooo:rsid="00234ac2" officeooo:paragraph-rsid="00234ac2" style:font-size-asian="16pt" style:font-size-complex="16pt"/>
    </style:style>
    <style:style style:name="P7" style:family="paragraph" style:parent-style-name="Standard">
      <style:text-properties fo:font-size="16pt" officeooo:rsid="0026f1a4" officeooo:paragraph-rsid="0026f1a4" style:font-size-asian="16pt" style:font-size-complex="16pt"/>
    </style:style>
    <style:style style:name="T1" style:family="text">
      <style:text-properties officeooo:rsid="0020664e"/>
    </style:style>
    <style:style style:name="T2" style:family="text">
      <style:text-properties officeooo:rsid="00220454"/>
    </style:style>
    <style:style style:name="T3" style:family="text">
      <style:text-properties officeooo:rsid="0022feae"/>
    </style:style>
    <style:style style:name="T4" style:family="text">
      <style:text-properties officeooo:rsid="0026f1a4"/>
    </style:style>
    <style:style style:name="T5" style:family="text">
      <style:text-properties officeooo:rsid="0027c0d5"/>
    </style:style>
    <style:style style:name="T6" style:family="text">
      <style:text-properties officeooo:rsid="00290b48"/>
    </style:style>
    <style:style style:name="T7" style:family="text">
      <style:text-properties officeooo:rsid="002bf713"/>
    </style:style>
    <style:style style:name="T8" style:family="text">
      <style:text-properties officeooo:rsid="002d1ad4"/>
    </style:style>
    <style:style style:name="T9" style:family="text">
      <style:text-properties officeooo:rsid="002ea3bc"/>
    </style:style>
    <style:style style:name="T10" style:family="text">
      <style:text-properties officeooo:rsid="00335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/>
      <text:p text:style-name="P4">1)man</text:p>
      <text:p text:style-name="P4">Sunbeam@sunbeam-student:~/Documents/anisha practice f/OS$ man cal</text:p>
      <text:p text:style-name="P2"/>
      <text:p text:style-name="P2"/>
      <text:p text:style-name="P2">2)uname</text:p>
      <text:p text:style-name="P2">sunbeam@sunbeam-student:~/Documents/anisha practice f/OS$ uname</text:p>
      <text:p text:style-name="P2">Linux</text:p>
      <text:p text:style-name="P2"/>
      <text:p text:style-name="P2"/>
      <text:p text:style-name="P4">3)<text:span text:style-name="T1">pwd</text:span></text:p>
      <text:p text:style-name="P4">sunbeam@sunbeam-student:~/Documents/anisha practice f/OS$ pwd</text:p>
      <text:p text:style-name="P4">/home/sunbeam/Documents/anisha practice f/OS</text:p>
      <text:p text:style-name="P4"/>
      <text:p text:style-name="P5">4)hostname</text:p>
      <text:p text:style-name="P5"/>
      <text:p text:style-name="P5">5)date</text:p>
      <text:p text:style-name="P5">sunbeam@sunbeam-student:~/Documents/anisha practice f/OS$ date</text:p>
      <text:p text:style-name="P5">Wednesday 06 December 2023 05:48:55 PM IST</text:p>
      <text:p text:style-name="P5"/>
      <text:p text:style-name="P5">6)cal</text:p>
      <text:p text:style-name="P5">sunbeam@sunbeam-student:~/Documents/anisha practice f/OS$ cal</text:p>
      <text:p text:style-name="P5"><text:s text:c="3"/>December 2023 <text:s text:c="5"/></text:p>
      <text:p text:style-name="P5">Su Mo Tu We Th Fr Sa <text:s/></text:p>
      <text:p text:style-name="P5"><text:s text:c="16"/>1 <text:s/>2 <text:s/></text:p>
      <text:p text:style-name="P5"><text:s/>3 <text:s/>4 <text:s/>5 <text:s/>6 <text:s/>7 <text:s/>8 <text:s/>9 <text:s/></text:p>
      <text:p text:style-name="P5">10 11 12 13 14 15 16 <text:s/></text:p>
      <text:p text:style-name="P5">17 18 19 20 21 22 23 <text:s/></text:p>
      <text:p text:style-name="P5">24 25 26 27 28 29 30 <text:s/></text:p>
      <text:p text:style-name="P5">31 <text:s text:c="7"/></text:p>
      <text:p text:style-name="P5"/>
      <text:p text:style-name="P5"/>
      <text:p text:style-name="P5">7) ls,dir</text:p>
      <text:p text:style-name="P5"/>
      <text:p text:style-name="P5"><text:span text:style-name="T2">S</text:span>unbeam@sunbeam-student:~/Documents/anisha practice f/OS$ mkdir OSC</text:p>
      <text:p text:style-name="P5">sunbeam@sunbeam-student:~/Documents/anisha practice f/OS$ ls</text:p>
      <text:p text:style-name="P5">OSC</text:p>
      <text:p text:style-name="P5"><text:soft-page-break/></text:p>
      <text:p text:style-name="P5">8)cat</text:p>
      <text:p text:style-name="P5"><text:span text:style-name="T3">S</text:span>unbeam@sunbeam-student:~/Documents/anisha practice f/OS$ cat &gt; test.txt </text:p>
      <text:p text:style-name="P5">This is text file </text:p>
      <text:p text:style-name="P5">course ~DAC</text:p>
      <text:p text:style-name="P5"/>
      <text:p text:style-name="P5"/>
      <text:p text:style-name="P5">9)cat&gt;&gt;</text:p>
      <text:p text:style-name="P5"/>
      <text:p text:style-name="P5"><text:span text:style-name="T3">S</text:span>unbeam@sunbeam-student:~/Documents/anisha practice f/OS$ cat &gt;&gt; test.txt</text:p>
      <text:p text:style-name="P5">Gore</text:p>
      <text:p text:style-name="P5"/>
      <text:p text:style-name="P5">10)cp</text:p>
      <text:p text:style-name="P5"/>
      <text:p text:style-name="P5">sunbeam@sunbeam-student:~/Documents/anisha practice f/OS$ cp test.txt copy.txt</text:p>
      <text:p text:style-name="P5">sunbeam@sunbeam-student:~/Documents/anisha practice f/OS$ ls</text:p>
      <text:p text:style-name="P5">AWP <text:s/>copy.txt <text:s/>DBT <text:s/>DSA <text:s/>file1.txt <text:s/>file2.txt <text:s/>file3.txt <text:s/>OSC <text:s/>test.txt</text:p>
      <text:p text:style-name="P5"/>
      <text:p text:style-name="P5">11)mv</text:p>
      <text:p text:style-name="P5"><text:span text:style-name="T3">S</text:span>unbeam@sunbeam-student:~/Documents/anisha practice f/OS$ mv test.txt new.txt</text:p>
      <text:p text:style-name="P5">sunbeam@sunbeam-student:~/Documents/anisha practice f/OS$ ls</text:p>
      <text:p text:style-name="P5">AWP <text:s/>copy <text:s/>copy.txt <text:s/>DBT <text:s/>DSA <text:s/>file1.txt <text:s/>file2.txt <text:s/>file3.txt<text:tab/>new.txt <text:s/>OSC</text:p>
      <text:p text:style-name="P5"/>
      <text:p text:style-name="P5">12)mv-rename fi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3)tac</text:p>
      <text:p text:style-name="P6"><text:span text:style-name="T4">s</text:span>unbeam@sunbeam-student:~/Documents/anisha practice f/OS$ tac numbers.txt</text:p>
      <text:p text:style-name="P6">6777</text:p>
      <text:p text:style-name="P6">521</text:p>
      <text:p text:style-name="P6">4</text:p>
      <text:p text:style-name="P6">9</text:p>
      <text:p text:style-name="P6">8</text:p>
      <text:p text:style-name="P6">3</text:p>
      <text:p text:style-name="P6">4</text:p>
      <text:p text:style-name="P6">89</text:p>
      <text:p text:style-name="P6">8</text:p>
      <text:p text:style-name="P6">46</text:p>
      <text:p text:style-name="P6">52</text:p>
      <text:p text:style-name="P6">9</text:p>
      <text:p text:style-name="P6">3</text:p>
      <text:p text:style-name="P6">5</text:p>
      <text:p text:style-name="P6"/>
      <text:p text:style-name="P7">13)<text:span text:style-name="T5">rev </text:span></text:p>
      <text:p text:style-name="P6"><text:span text:style-name="T5">s</text:span>unbeam@sunbeam-student:~/Documents/anisha practice f/OS$ rev numbers.txt</text:p>
      <text:p text:style-name="P6">5</text:p>
      <text:p text:style-name="P6">3</text:p>
      <text:p text:style-name="P6">9</text:p>
      <text:p text:style-name="P6">25</text:p>
      <text:p text:style-name="P6">64</text:p>
      <text:p text:style-name="P6">8</text:p>
      <text:p text:style-name="P6">98</text:p>
      <text:p text:style-name="P6">4</text:p>
      <text:p text:style-name="P6">3</text:p>
      <text:p text:style-name="P6">8</text:p>
      <text:p text:style-name="P6">9</text:p>
      <text:p text:style-name="P6">4</text:p>
      <text:p text:style-name="P6">125</text:p>
      <text:p text:style-name="P6">7776</text:p>
      <text:p text:style-name="P6"/>
      <text:p text:style-name="P6"/>
      <text:p text:style-name="P6"/>
      <text:p text:style-name="P6"><text:soft-page-break/></text:p>
      <text:p text:style-name="P6">14)wx</text:p>
      <text:p text:style-name="P6"/>
      <text:p text:style-name="P6"/>
      <text:p text:style-name="P6">15)mkdir</text:p>
      <text:p text:style-name="P6"><text:span text:style-name="T9">s</text:span>unbeam@sunbeam-student:~/Documents/anisha practice f/OS$ mkdir OSC</text:p>
      <text:p text:style-name="P6">sunbeam@sunbeam-student:~/Documents/anisha practice f/OS$ ls</text:p>
      <text:p text:style-name="P6">OSC</text:p>
      <text:p text:style-name="P6">sunbeam@sunbeam-student:~/Documents/anisha practice f/OS$ mkdir DSA DBT AWP JAVA</text:p>
      <text:p text:style-name="P6">sunbeam@sunbeam-student:~/Documents/anisha practice f/OS$ ls</text:p>
      <text:p text:style-name="P6">AWP <text:s/>DBT <text:s/>DSA <text:s/>JAVA <text:s/>OSC</text:p>
      <text:p text:style-name="P6"/>
      <text:p text:style-name="P6"/>
      <text:p text:style-name="P6"/>
      <text:p text:style-name="P6">16) cd</text:p>
      <text:p text:style-name="P6"/>
      <text:p text:style-name="P6"/>
      <text:p text:style-name="P6">17)rm</text:p>
      <text:p text:style-name="P6">sunbeam@sunbeam-student:~/Documents/anisha practice f/OS$ rm file4.txt</text:p>
      <text:p text:style-name="P6">sunbeam@sunbeam-student:~/Documents/anisha practice f/OS$ ls</text:p>
      <text:p text:style-name="P6">AWP <text:s/>DBT <text:s/>dir1<text:tab/>DSA <text:s/>file1.txt<text:tab/>file2.txt <text:s/>file3.txt <text:s/>OSC <text:s/>test.txt</text:p>
      <text:p text:style-name="P6"/>
      <text:p text:style-name="P6">18)rmdir</text:p>
      <text:p text:style-name="P6">sunbeam@sunbeam-student:~/Documents/anisha practice f/OS$ rmdir DSA</text:p>
      <text:p text:style-name="P6">sunbeam@sunbeam-student:~/Documents/anisha practice f/OS$ ls</text:p>
      <text:p text:style-name="P6">AWP<text:tab/> <text:s/>DBT<text:tab/>file1.txt <text:s/>file3.txt <text:s/>lserr.txt <text:s text:c="3"/>OS<text:tab/>output.txt</text:p>
      <text:p text:style-name="P6">copy.txt <text:s/>dir1<text:tab/>file2.txt <text:s/>input.txt <text:s/>numbers.txt <text:s/>OSC<text:tab/>sorted.txt</text:p>
      <text:p text:style-name="P6"/>
      <text:p text:style-name="P6"/>
      <text:p text:style-name="P6">19)touch</text:p>
      <text:p text:style-name="P6">unbeam@sunbeam-student:~/Documents/anisha practice f/OS$ touch .hidden.txt</text:p>
      <text:p text:style-name="P6">sunbeam@sunbeam-student:~/Documents/anisha practice f/OS$ ls</text:p>
      <text:p text:style-name="P6">AWP <text:s/>DBT <text:s/>dir1<text:tab/>DSA <text:s/>file1.txt<text:tab/>file2.txt <text:s/>file3.txt <text:s/>file4.txt <text:s/>OSC</text:p>
      <text:p text:style-name="P6">sunbeam@sunbeam-student:~/Documents/anisha practice f/OS$ ls -a</text:p>
      <text:p text:style-name="P6"><text:soft-page-break/>. <text:s/>.. <text:s/>AWP <text:s/>DBT <text:s/>dir1 <text:s/>DSA <text:s/>file1.txt <text:s/>file2.txt <text:s/>file3.txt <text:s/>file4.txt<text:tab/>.hidden.txt <text:s/>OSC</text:p>
      <text:p text:style-name="P6"/>
      <text:p text:style-name="P6">20)sort</text:p>
      <text:p text:style-name="P6"><text:span text:style-name="T6">s</text:span>unbeam@sunbeam-student:~/Documents/anisha practice f/OS$ sort numbers.txt</text:p>
      <text:p text:style-name="P6">3</text:p>
      <text:p text:style-name="P6">3</text:p>
      <text:p text:style-name="P6">4</text:p>
      <text:p text:style-name="P6">4</text:p>
      <text:p text:style-name="P6">46</text:p>
      <text:p text:style-name="P6">5</text:p>
      <text:p text:style-name="P6">52</text:p>
      <text:p text:style-name="P6">521</text:p>
      <text:p text:style-name="P6">6777</text:p>
      <text:p text:style-name="P6">8</text:p>
      <text:p text:style-name="P6">8</text:p>
      <text:p text:style-name="P6">89</text:p>
      <text:p text:style-name="P6">9</text:p>
      <text:p text:style-name="P6">9</text:p>
      <text:p text:style-name="P6"/>
      <text:p text:style-name="P6">21)uniq</text:p>
      <text:p text:style-name="P6"><text:span text:style-name="T6">s</text:span>unbeam@sunbeam-student:~/Documents/anisha practice f/OS$ uniq sorted.txt</text:p>
      <text:p text:style-name="P6">3</text:p>
      <text:p text:style-name="P6">4</text:p>
      <text:p text:style-name="P6">46</text:p>
      <text:p text:style-name="P6">5</text:p>
      <text:p text:style-name="P6">52</text:p>
      <text:p text:style-name="P6">521</text:p>
      <text:p text:style-name="P6">6777</text:p>
      <text:p text:style-name="P6">8</text:p>
      <text:p text:style-name="P6">89</text:p>
      <text:p text:style-name="P6">9</text:p>
      <text:p text:style-name="P6"/>
      <text:p text:style-name="P6">22)head</text:p>
      <text:p text:style-name="P6">sunbeam@sunbeam-student:~/Documents/anisha practice f/OS$ head numbers.txt</text:p>
      <text:p text:style-name="P6">5</text:p>
      <text:p text:style-name="P6"><text:soft-page-break/>3</text:p>
      <text:p text:style-name="P6">9</text:p>
      <text:p text:style-name="P6">52</text:p>
      <text:p text:style-name="P6">46</text:p>
      <text:p text:style-name="P6">8</text:p>
      <text:p text:style-name="P6">89</text:p>
      <text:p text:style-name="P6">4</text:p>
      <text:p text:style-name="P6">3</text:p>
      <text:p text:style-name="P6">8</text:p>
      <text:p text:style-name="P6"/>
      <text:p text:style-name="P6"/>
      <text:p text:style-name="P6"/>
      <text:p text:style-name="P6"/>
      <text:p text:style-name="P6"/>
      <text:p text:style-name="P6"/>
      <text:p text:style-name="P6">13)tail</text:p>
      <text:p text:style-name="P6"/>
      <text:p text:style-name="P6">sunbeam@sunbeam-student:~/Documents/anisha practice f/OS$ tail numbers.txt</text:p>
      <text:p text:style-name="P6">46</text:p>
      <text:p text:style-name="P6">8</text:p>
      <text:p text:style-name="P6">89</text:p>
      <text:p text:style-name="P6">4</text:p>
      <text:p text:style-name="P6">3</text:p>
      <text:p text:style-name="P6">8</text:p>
      <text:p text:style-name="P6">9</text:p>
      <text:p text:style-name="P6">4</text:p>
      <text:p text:style-name="P6">521</text:p>
      <text:p text:style-name="P6">6777</text:p>
      <text:p text:style-name="P6"/>
      <text:p text:style-name="P6"/>
      <text:p text:style-name="P6">14)factor</text:p>
      <text:p text:style-name="P6"/>
      <text:p text:style-name="P6"/>
      <text:p text:style-name="P6">15)alias</text:p>
      <text:p text:style-name="P6">sunbeam@sunbeam-student:~/Documents/anisha practice f/OS$ alias list="ls -l"</text:p>
      <text:p text:style-name="P6">sunbeam@sunbeam-student:~/Documents/anisha practice f/OS$ list</text:p>
      <text:p text:style-name="P6">total 24</text:p>
      <text:p text:style-name="P6"><text:soft-page-break/>drwxrwxr-x 2 sunbeam sunbeam 4096 Dec <text:s/>6 17:51 AWP</text:p>
      <text:p text:style-name="P6">-rw-rw-r-- 1 sunbeam sunbeam <text:s text:c="2"/>12 Dec <text:s/>6 18:26 copy.txt</text:p>
      <text:p text:style-name="P6">drwxrwxr-x 2 sunbeam sunbeam 4096 Dec <text:s/>6 17:51 DBT</text:p>
      <text:p text:style-name="P6">drwxrwxr-x 2 sunbeam sunbeam 4096 Dec <text:s/>6 17:51 DSA</text:p>
      <text:p text:style-name="P6">-rw-rw-r-- 1 sunbeam sunbeam <text:s text:c="3"/>0 Dec <text:s/>6 18:02 file1.txt</text:p>
      <text:p text:style-name="P6">-rw-rw-r-- 1 sunbeam sunbeam <text:s text:c="3"/>0 Dec <text:s/>6 18:03 file2.txt</text:p>
      <text:p text:style-name="P6">-rw-rw-r-- 1 sunbeam sunbeam <text:s text:c="3"/>0 Dec <text:s/>6 18:03 file3.txt</text:p>
      <text:p text:style-name="P6">-rw-rw-r-- 1 sunbeam sunbeam <text:s text:c="2"/>12 Dec <text:s/>6 18:22 OS</text:p>
      <text:p text:style-name="P6">drwxrwxr-x 3 sunbeam sunbeam 4096 Dec <text:s/>7 17:54 OSC</text:p>
      <text:p text:style-name="P6"/>
      <text:p text:style-name="P6">16)unalias</text:p>
      <text:p text:style-name="P6"><text:span text:style-name="T7">su</text:span>nbeam@sunbeam-student:~/Documents/anisha practice f/OS$ unalias list</text:p>
      <text:p text:style-name="P6">sunbeam@sunbeam-student:~/Documents/anisha practice f/OS$ list</text:p>
      <text:p text:style-name="P6">Command 'list' not found, did you mean:</text:p>
      <text:p text:style-name="P6"><text:s text:c="2"/>command 'mist' from snap mist (master)</text:p>
      <text:p text:style-name="P6"><text:s text:c="2"/>command 'mlist' from deb mblaze (1.1-1)</text:p>
      <text:p text:style-name="P6"><text:s text:c="2"/>command 'dist' from deb mmh (0.4-4)</text:p>
      <text:p text:style-name="P6"><text:s text:c="2"/>command 'dist' from deb nmh (1.7.1-11)</text:p>
      <text:p text:style-name="P6"><text:s text:c="2"/>command 'gist' from deb yorick (2.2.04+dfsg1-12)</text:p>
      <text:p text:style-name="P6"><text:s text:c="2"/>command 'last' from deb util-linux (2.37.2-4ubuntu3)</text:p>
      <text:p text:style-name="P6"><text:s text:c="2"/>command 'klist' from deb krb5-user (1.19.2-2ubuntu0.2)</text:p>
      <text:p text:style-name="P6"><text:s text:c="2"/>command 'klist' from deb heimdal-clients (7.7.0+dfsg-3ubuntu1)</text:p>
      <text:p text:style-name="P6"><text:s text:c="2"/>command 'lift' from deb lift (2.6.0-1)</text:p>
      <text:p text:style-name="P6"><text:s text:c="2"/>command 'flist' from deb mmh (0.4-4)</text:p>
      <text:p text:style-name="P6"><text:s text:c="2"/>command 'flist' from deb nmh (1.7.1-11)</text:p>
      <text:p text:style-name="P6"><text:s text:c="2"/>command 'hist' from deb loki (2.4.7.4-10)</text:p>
      <text:p text:style-name="P6">See 'snap info &lt;snapname&gt;' for additional versions.</text:p>
      <text:p text:style-name="P6"/>
      <text:p text:style-name="P6"/>
      <text:p text:style-name="P6"><text:span text:style-name="T10">23</text:span>)echo</text:p>
      <text:p text:style-name="P6"/>
      <text:p text:style-name="P6"><text:span text:style-name="T8">s</text:span>unbeam@sunbeam-student:~/Documents/anisha practice f/OS$ echo $SHELL</text:p>
      <text:p text:style-name="P6">/bin/bash</text:p>
      <text:p text:style-name="P6"/>
      <text:p text:style-name="P3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8:10:43.774253916</meta:creation-date>
    <dc:date>2023-12-08T23:41:41.213124466</dc:date>
    <meta:editing-duration>P1DT55M4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3" meta:paragraph-count="185" meta:word-count="572" meta:character-count="4615" meta:non-whitespace-character-count="4073"/>
  </office:meta>
</office:document-meta>
</file>